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1pt" fo:font-weight="normal" officeooo:rsid="00166bd8" officeooo:paragraph-rsid="00166bd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normal" officeooo:rsid="00166bd8" officeooo:paragraph-rsid="0018675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normal" officeooo:rsid="001a97ce" officeooo:paragraph-rsid="001a97c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rsid="001bf2a0" officeooo:paragraph-rsid="001bf2a0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officeooo:rsid="0021b7fd" officeooo:paragraph-rsid="0021b7f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f8354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11467c" officeooo:paragraph-rsid="0011467c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rsid="0014a91e" officeooo:paragraph-rsid="0014a91e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rsid="0011467c" officeooo:paragraph-rsid="000f8354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rsid="00137cb3" officeooo:paragraph-rsid="0011467c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rsid="0014a91e" officeooo:paragraph-rsid="0014a91e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9110d" officeooo:paragraph-rsid="0019110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0a7cc0" officeooo:paragraph-rsid="001542f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66bd8" officeooo:paragraph-rsid="00166bd8" style:text-blinking="fals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86753" officeooo:paragraph-rsid="00186753" style:text-blinking="fals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bf2a0" officeooo:paragraph-rsid="001a97ce" style:text-blinking="false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bf2a0" officeooo:paragraph-rsid="001bf2a0" style:text-blinking="false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d446d" officeooo:paragraph-rsid="001d446d" style:text-blinking="false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weight="normal" officeooo:rsid="000f8354" officeooo:paragraph-rsid="000f835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weight="normal" officeooo:rsid="001542fa" officeooo:paragraph-rsid="0021b7f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065b3b" officeooo:paragraph-rsid="001542f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1d446d" officeooo:paragraph-rsid="001d446d"/>
    </style:style>
    <style:style style:name="P23" style:family="paragraph" style:parent-style-name="Standard">
      <style:paragraph-properties fo:text-align="start" style:justify-single-word="false"/>
      <style:text-properties style:font-name="Arial" fo:font-weight="bold" officeooo:rsid="00065b3b" officeooo:paragraph-rsid="00068e8c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officeooo:rsid="0005061e" officeooo:paragraph-rsid="00068e8c" style:font-size-asian="14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86753" officeooo:paragraph-rsid="00186753" style:text-blinking="false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05e77" officeooo:paragraph-rsid="001bf2a0" style:text-blinking="false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05e77" officeooo:paragraph-rsid="00250252" style:text-blinking="false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4pt" fo:font-weight="normal" officeooo:rsid="000a9e07" officeooo:paragraph-rsid="000a9e0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b3b" style:font-weight-asian="bold" style:font-weight-complex="bold"/>
    </style:style>
    <style:style style:name="T3" style:family="text">
      <style:text-properties fo:font-weight="bold" officeooo:rsid="000dbf7c" style:font-weight-asian="bold" style:font-weight-complex="bold"/>
    </style:style>
    <style:style style:name="T4" style:family="text">
      <style:text-properties fo:font-weight="bold" officeooo:rsid="000e1f13" style:font-weight-asian="bold" style:font-weight-complex="bold"/>
    </style:style>
    <style:style style:name="T5" style:family="text">
      <style:text-properties fo:font-weight="bold" officeooo:rsid="001542fa" style:font-weight-asian="bold" style:font-weight-complex="bold"/>
    </style:style>
    <style:style style:name="T6" style:family="text">
      <style:text-properties fo:font-weight="bold" officeooo:rsid="00296009" style:font-weight-asian="bold" style:font-weight-complex="bold"/>
    </style:style>
    <style:style style:name="T7" style:family="text">
      <style:text-properties fo:font-weight="bold" officeooo:rsid="002a4d77" style:font-weight-asian="bold" style:font-weight-complex="bold"/>
    </style:style>
    <style:style style:name="T8" style:family="text">
      <style:text-properties officeooo:rsid="00065b3b"/>
    </style:style>
    <style:style style:name="T9" style:family="text">
      <style:text-properties fo:font-variant="normal" fo:text-transform="none" fo:color="#000000" style:font-name="sans-serif" fo:font-size="10.5pt" fo:letter-spacing="normal" fo:font-style="normal" fo:font-weight="normal" officeooo:rsid="0011467c" style:font-size-asian="11pt" style:font-size-complex="11pt"/>
    </style:style>
    <style:style style:name="T10" style:family="text">
      <style:text-properties fo:font-variant="normal" fo:text-transform="none" fo:color="#000000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fo:letter-spacing="normal" fo:font-style="normal" fo:font-weight="normal" officeooo:rsid="00109c3b" style:font-size-asian="11pt" style:font-size-complex="11pt"/>
    </style:style>
    <style:style style:name="T12" style:family="text">
      <style:text-properties fo:font-variant="normal" fo:text-transform="none" fo:color="#000000" fo:letter-spacing="normal" fo:font-style="normal" fo:font-weight="normal" officeooo:rsid="0011467c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style:text-blinking="false"/>
    </style:style>
    <style:style style:name="T14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style:text-blinking="false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officeooo:rsid="00167de0" style:text-blinking="false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officeooo:rsid="00186753" style:text-blinking="false" style:font-size-asian="11pt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officeooo:rsid="00186753" style:text-blinking="false"/>
    </style:style>
    <style:style style:name="T18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officeooo:rsid="001bf2a0" style:text-blinking="false"/>
    </style:style>
    <style:style style:name="T19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officeooo:rsid="001e4a1d" style:text-blinking="fals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e4a1d" style:text-blinking="false" style:font-size-asian="9.60000038146973pt" style:font-weight-asian="normal" style:font-size-complex="11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/>
    </style:style>
    <style:style style:name="T22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205e77" style:text-blinking="false"/>
    </style:style>
    <style:style style:name="T23" style:family="text">
      <style:text-properties style:font-size-asian="11pt" style:font-size-complex="11pt"/>
    </style:style>
    <style:style style:name="T24" style:family="text">
      <style:text-properties officeooo:rsid="0011467c" style:font-size-asian="11pt" style:font-size-complex="11pt"/>
    </style:style>
    <style:style style:name="T25" style:family="text">
      <style:text-properties officeooo:rsid="0011ae30" style:font-size-asian="11pt" style:font-size-complex="11pt"/>
    </style:style>
    <style:style style:name="T26" style:family="text">
      <style:text-properties officeooo:rsid="00137cb3" style:font-size-asian="11pt" style:font-size-complex="11pt"/>
    </style:style>
    <style:style style:name="T27" style:family="text">
      <style:text-properties fo:font-weight="normal" officeooo:rsid="000f8354" style:font-size-asian="11pt" style:font-weight-asian="normal" style:font-size-complex="11pt" style:font-weight-complex="normal"/>
    </style:style>
    <style:style style:name="T28" style:family="text">
      <style:text-properties fo:font-weight="normal" officeooo:rsid="00109c3b" style:font-size-asian="11pt" style:font-weight-asian="normal" style:font-size-complex="11pt" style:font-weight-complex="normal"/>
    </style:style>
    <style:style style:name="T29" style:family="text">
      <style:text-properties fo:color="#000000" style:font-name="Arial" style:font-size-asian="11pt" style:font-size-complex="11pt"/>
    </style:style>
    <style:style style:name="T30" style:family="text">
      <style:text-properties officeooo:rsid="0023b5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CSCE 312 C</text:span><text:span text:style-name="T2">omputer Organization <text:tab/></text:span><text:span text:style-name="T7"><text:tab/></text:span><text:span text:style-name="T2"><text:tab/></text:span><text:span text:style-name="T4"><text:tab/></text:span><text:span text:style-name="T2"><text:tab/><text:tab/></text:span><text:span text:style-name="T6">10</text:span><text:span text:style-name="T3">/</text:span><text:span text:style-name="T6">05</text:span><text:span text:style-name="T3">/2015</text:span></text:p>
      <text:p text:style-name="P28"><text:span text:style-name="T8">G</text:span>ustavo Estrela de Matos<text:tab/><text:tab/><text:tab/><text:tab/><text:tab/><text:tab/><text:tab/><text:tab/>925003559</text:p>
      <text:p text:style-name="P23"/>
      <text:p text:style-name="P22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9:08:03.362723933</meta:creation-date>
    <meta:generator>LibreOffice/4.4.2.2$Linux_X86_64 LibreOffice_project/40m0$Build-2</meta:generator>
    <dc:date>2015-10-05T10:27:48.986705644</dc:date>
    <meta:editing-duration>PT1H11M44S</meta:editing-duration>
    <meta:editing-cycles>30</meta:editing-cycles>
    <meta:document-statistic meta:table-count="0" meta:image-count="0" meta:object-count="0" meta:page-count="1" meta:paragraph-count="2" meta:word-count="10" meta:character-count="88" meta:non-whitespace-character-count="67"/>
  </office:meta>
</office:document-meta>
</file>